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64.49pt" fo:break-before="auto" style:use-optimal-row-height="true"/>
    </style:style>
    <style:style style:name="ro2" style:family="table-row">
      <style:table-row-properties style:row-height="48.76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80.25pt" fo:break-before="auto" style:use-optimal-row-height="true"/>
    </style:style>
    <style:style style:name="ro5" style:family="table-row">
      <style:table-row-properties style:row-height="96.01pt" fo:break-before="auto" style:use-optimal-row-height="true"/>
    </style:style>
    <style:style style:name="ro6" style:family="table-row">
      <style:table-row-properties style:row-height="48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T1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4"/>
        <table:table-row table:style-name="ro1">
          <table:table-cell office:value-type="string" calcext:value-type="string">
            <text:p>number of countable</text:p>
          </table:table-cell>
          <table:table-cell/>
          <table:table-cell office:value-type="string" calcext:value-type="string">
            <text:p>Количество чего-то</text:p>
            <text:p>The number of cars on our roads rose dramatically last year.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 number of something</text:p>
          </table:table-cell>
          <table:table-cell/>
          <table:table-cell office:value-type="string" calcext:value-type="string">
            <text:p>several</text:p>
            <text:p>We have been friends for a number of year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ount of uncountable</text:p>
          </table:table-cell>
          <table:table-cell/>
          <table:table-cell office:value-type="string" calcext:value-type="string">
            <text:p>количество чего-то</text:p>
            <text:p>They spend equal amounts of time in California and New Yor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inute</text:p>
          </table:table-cell>
          <table:table-cell office:value-type="string" calcext:value-type="string">
            <text:p>maɪˈnjuːt</text:p>
          </table:table-cell>
          <table:table-cell office:value-type="string" calcext:value-type="string">
            <text:p>крошечный</text:p>
            <text:p>Only minute amounts of the chemical were found in the water supply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siderable</text:p>
          </table:table-cell>
          <table:table-cell/>
          <table:table-cell office:value-type="string" calcext:value-type="string">
            <text:p>значительный</text:p>
            <text:p>Michael has already spent considerable time in Barcelona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bstantial</text:p>
          </table:table-cell>
          <table:table-cell office:value-type="string" calcext:value-type="string">
            <text:p>səbˈstænʃəl</text:p>
          </table:table-cell>
          <table:table-cell office:value-type="string" calcext:value-type="string">
            <text:p>Значительный</text:p>
            <text:p>We have the support of a substantial number of parents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score</text:p>
          </table:table-cell>
          <table:table-cell/>
          <table:table-cell office:value-type="string" calcext:value-type="string">
            <text:p>множество a group of 20 or about 20</text:p>
            <text:p>Our coach was escorted by a score of policemen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cores of</text:p>
          </table:table-cell>
          <table:table-cell/>
          <table:table-cell office:value-type="string" calcext:value-type="string">
            <text:p>many</text:p>
            <text:p>Scores of people were injured when the gas tank explod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обилие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on</text:p>
          </table:table-cell>
          <table:table-cell office:value-type="string" calcext:value-type="string">
            <text:p>tʌn</text:p>
          </table:table-cell>
          <table:table-cell office:value-type="string" calcext:value-type="string">
            <text:p>Тонна</text:p>
            <text:p>About a million tons of lava are pouring every day from the fissure which opened on the Sicilian volcano in December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ot</text:p>
          </table:table-cell>
          <table:table-cell/>
          <table:table-cell office:value-type="string" calcext:value-type="string">
            <text:p>Group</text:p>
            <text:p>The last lot of people offered £70,000.</text:p>
            <text:p>I did three lots of exams last summ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ter/utterly</text:p>
          </table:table-cell>
          <table:table-cell office:value-type="string" calcext:value-type="string">
            <text:p>ˈʌtə</text:p>
          </table:table-cell>
          <table:table-cell office:value-type="string" calcext:value-type="string">
            <text:p>Complete / completely something bad</text:p>
            <text:p>That’s utter nonsense!</text:p>
            <text:p>You look utterly miserable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otal / totally</text:p>
          </table:table-cell>
          <table:table-cell/>
          <table:table-cell office:value-type="string" calcext:value-type="string">
            <text:p>Complete / completely </text:p>
            <text:p>Something great</text:p>
            <text:p>He looked at her with a total lack of comprehension.</text:p>
            <text:p>It’s like learning a totally new languag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ole / wholly</text:p>
          </table:table-cell>
          <table:table-cell/>
          <table:table-cell office:value-type="string" calcext:value-type="string">
            <text:p>Complete / completely</text:p>
            <text:p>You have your whole life ahead of you!</text:p>
            <text:p>A wholly satisfactory solu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empt </text:p>
          </table:table-cell>
          <table:table-cell/>
          <table:table-cell office:value-type="string" calcext:value-type="string">
            <text:p>презрение</text:p>
            <text:p>The report shows utter <text:span text:style-name="T1">contempt for </text:span>women’s judgement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ubstantiate</text:p>
          </table:table-cell>
          <table:table-cell office:value-type="string" calcext:value-type="string">
            <text:p>səbˈstænʃieɪt</text:p>
          </table:table-cell>
          <table:table-cell office:value-type="string" calcext:value-type="string">
            <text:p>обосновывать</text:p>
            <text:p>Katzen offered little evidence to substantiate his claim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tantive</text:p>
          </table:table-cell>
          <table:table-cell office:value-type="string" calcext:value-type="string">
            <text:p>səbˈstæntɪv</text:p>
          </table:table-cell>
          <table:table-cell office:value-type="string" calcext:value-type="string">
            <text:p>существенный, значимый</text:p>
            <text:p>The State Department reported that substantive discussions had taken place with Beijing.</text:p>
          </table:table-cell>
          <table:table-cell table:number-columns-repeated="1021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01:09:40.269767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26M39S</meta:editing-duration>
    <meta:editing-cycles>9</meta:editing-cycles>
    <meta:generator>LibreOffice/6.0.7.3$Linux_X86_64 LibreOffice_project/00m0$Build-3</meta:generator>
    <dc:date>2021-12-10T00:48:34.016390742</dc:date>
    <meta:document-statistic meta:table-count="1" meta:cell-count="40" meta:object-count="0"/>
    <meta:template xlink:type="simple" xlink:actuate="onRequest" xlink:title="vocabularyUnit" xlink:href="../../../../Templates/vocabularyUnit.ots" meta:date="2021-07-23T23:09:37.744245147"/>
  </office:meta>
</office:document-meta>
</file>